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ssinaturas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Assinaturas.A" style:family="table-column">
      <style:table-column-properties style:column-width="8.5cm" style:rel-column-width="32767*"/>
    </style:style>
    <style:style style:name="Assinaturas.1" style:family="table-row">
      <style:table-row-properties fo:background-color="transparent" fo:keep-together="auto">
        <style:background-image/>
      </style:table-row-properties>
    </style:style>
    <style:style style:name="Assinaturas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Assinaturas.B1" style:family="table-cell">
      <style:table-cell-properties fo:padding="0.097cm" fo:border="none"/>
    </style:style>
    <style:style style:name="Assinaturas.A2" style:family="table-cell">
      <style:table-cell-properties fo:padding="0.097cm" fo:border="none"/>
    </style:style>
    <style:style style:name="Assinaturas.B2" style:family="table-cell">
      <style:table-cell-properties fo:padding="0.097cm" fo:border="none"/>
    </style:style>
    <style:style style:name="Assinaturas.A3" style:family="table-cell">
      <style:table-cell-properties fo:padding="0.097cm" fo:border="none"/>
    </style:style>
    <style:style style:name="Assinaturas.B3" style:family="table-cell">
      <style:table-cell-properties fo:padding="0.097cm" fo:border="none"/>
    </style:style>
    <style:style style:name="Assinaturas.A4" style:family="table-cell">
      <style:table-cell-properties fo:padding="0.097cm" fo:border="none"/>
    </style:style>
    <style:style style:name="Assinaturas.B4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2" style:family="paragraph" style:parent-style-name="Standard">
      <style:paragraph-properties fo:margin-left="0cm" fo:margin-right="0cm" style:line-height-at-least="0.50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3" style:family="paragraph" style:parent-style-name="Standard">
      <style:paragraph-properties fo:margin-left="0cm" fo:margin-right="0cm" style:line-height-at-least="0.503cm" fo:text-align="justify" style:justify-single-word="false" fo:text-indent="0cm" style:auto-text-indent="false"/>
      <style:text-properties fo:font-variant="normal" fo:text-transform="none" fo:color="#141823" style:font-name="DejaVu Sans" fo:font-size="6pt" fo:letter-spacing="normal" fo:font-style="normal" fo:font-weight="normal" style:font-size-asian="6pt" style:font-size-complex="6pt"/>
    </style:style>
    <style:style style:name="P4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fo:font-variant="normal" fo:text-transform="none" fo:color="#141823" style:font-name="DejaVu Sans" fo:font-size="6pt" fo:letter-spacing="normal" fo:font-style="normal" fo:font-weight="normal" style:font-size-asian="6pt" style:font-size-complex="6pt"/>
    </style:style>
    <style:style style:name="P5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fo:font-variant="normal" fo:text-transform="none" fo:color="#141823" style:font-name="DejaVu Sans" fo:font-size="6pt" fo:letter-spacing="normal" fo:font-style="normal" style:text-underline-style="none" fo:font-weight="normal" style:font-size-asian="6pt" style:font-size-complex="6pt"/>
    </style:style>
    <style:style style:name="P6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fo:font-variant="normal" fo:text-transform="none" fo:color="#141823" style:font-name="DejaVu Sans" fo:font-size="10pt" fo:letter-spacing="normal" fo:font-style="normal" fo:font-weight="normal" style:font-size-asian="10pt" style:font-size-complex="10pt"/>
    </style:style>
    <style:style style:name="P7" style:family="paragraph" style:parent-style-name="Standard">
      <style:paragraph-properties fo:margin-left="0cm" fo:margin-right="0cm" style:line-height-at-least="0.503cm" fo:text-align="justify" style:justify-single-word="false" fo:text-indent="0cm" style:auto-text-indent="false"/>
      <style:text-properties fo:font-variant="normal" fo:text-transform="none" fo:color="#141823" style:font-name="DejaVu Sans" fo:font-size="10pt" fo:letter-spacing="normal" fo:font-style="normal" style:text-underline-style="none" fo:font-weight="normal" style:font-size-asian="10pt" style:font-size-complex="10pt"/>
    </style:style>
    <style:style style:name="P8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fo:font-variant="normal" fo:text-transform="none" fo:color="#141823" style:font-name="DejaVu Sans" fo:font-size="10pt" fo:letter-spacing="normal" fo:font-style="normal" style:text-underline-style="none" fo:font-weight="normal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DejaVu Sans" fo:font-size="6pt" style:font-size-asian="6pt" style:font-size-complex="6pt"/>
    </style:style>
    <style:style style:name="T1" style:family="text">
      <style:text-properties fo:font-variant="normal" fo:text-transform="none" fo:color="#141823" fo:letter-spacing="normal" fo:font-style="normal" fo:font-weight="normal"/>
    </style:style>
    <style:style style:name="T2" style:family="text">
      <style:text-properties fo:font-variant="normal" fo:text-transform="none" fo:color="#141823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141823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fo:color="#141823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variant="normal" fo:text-transform="none" fo:color="#141823" fo:letter-spacing="normal" fo:font-style="normal" style:text-underline-style="none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TA DA ASSEMBLÉIA NACIONAL PIRATA – ANAPIRATA II</text:span><text:line-break/></text:p>
      <text:p text:style-name="P2"><text:span text:style-name="T1">Aos 11 dias do mês de novembro de 2016, às 19 horas, em atendimento à convocação, na forma do estatuto vigente, realizada na rede mundial de computadores, através do sitio do Partido Pirata do Brasil, bem como em cumprimento ao Estatuto vigente reuniram-se à Rua da Consolação, n. 1075, São Paulo, São Paulo, os membros do PIRATAS. Dando início aos trabalhos o Secretário Geral, Daniel Dantas Prazeres Amorim declarou aberta a Assembleia Nacional Pirata, doravante denominada ANAPIRATA II. Ato continuo o Secretário Geral, Daniel Dantas Prazeres Amorim convidou a mim, Juliano Rombaldi Rodrigues para secretariar os trabalhos. Ato continuo, o Secretário Geral, Daniel Dantas Prazeres Amorim pediu que fosse realizada a verificação do quórum para instalação da ANAPIRATA II, no que foi constatado por mim, Juliano Rombaldi Rodrigues, o atendimento do quorum estatutário. Ato continuo, o Secretário Geral, Daniel Dantas Prazeres Amorim, passando a palavra aos presentes, abriu os debates previstos na programação, qual seja: </text:span>Retrospectiva 10 anos Partido Pirata; Ética do Partido Pirata; Democracia Direta; PEC 241 e Déficit Nominal Zero; Direita e Esquerda; “Construções Libertárias”. Após amplos debates e explanações, o <text:span text:style-name="T1">Secretário Geral, Daniel Dantas Prazeres Amorim deu por encerrado os trabalhos previstos na programação declarando o sobrestamento da ANAPIRATA II até as 09:00 hs do dia 12 de novembro de 2016. Dando continuidade aos trabalhos o Secretário Geral, Daniel Dantas Prazeres Amorim, às 09:33 hs, do dia 12 de novembro de 2016, declarou reaberto os trabalhos da ANAPIRATA II, passando a palavra aos presentes para que se iniciassem os debates previstos na programação, qual seja: Educação Alimentar; Retomada GTI; Respeito ao trabalho coletivo; Compartilhamento de Arquivos; Sobre O Estado; Cargos Parlamentares; Estado; Regulamentação e Serviços; Política de Drogas. Após amplos debates e explanações pelos presentes, o Secretário Geral, Daniel Dantas Prazeres Amorim, às 13:43, declarou vencidas as discussões informando que os trabalhos seriam retomados às 14:43 hs. Dando continuidade aos trabalhos, às 14:58 hs., o Secretário Geral, Daniel Dantas Prazeres Amorim, declarou reaberto os trabalhos da ANAPIRATA II, passando a palavra aos presentes para que se iniciassem os debates previstos na programação, qual seja: Estado e Economia; 11 pontos Economia; PEC 241 e Déficit Nominal Zero; Proposta Municipalização Proposta Municipalização; Democracia Direta e Líquida Democracia Direta; Diversidade e Diferença; Setorial Diversidade; “Direitos das Mulheres”; Diferença Humana como Princípio da Igualdade; Alteração de termo do Estatuto: Diversidade por Diferença; Deficiência. Após amplos debates e explanações, Secretário Geral, Daniel Dantas Prazeres Amorim, considerando o avanço da hora, propôs que a votação das proposições surgidas nos debates realizados ocorram na tarde de domingo juntamente com as demais deliberações previstas, no que foi aprovado por unanimidade pelos presentes, razão pela qual a ANAPIRATA II, às 22:34 hs., foi declarada sobrestada até as 09:00 hs do dia 13 de novembro de 2016. Dando continuidade aos trabalhos, o Secretário Geral, Daniel Dantas Prazeres Amorim, declarou reaberta a ANAPIRATA II, às 09:00 hs. , do dia 13 de novembro de 2016, passoando a palavra aos presentes para que se iniciassem os debates previstos na programação, qual seja: </text:span>Regimes colegiados; Oficialização do Loomio e regulamentação de consultas virtuais; Recadastramento de membros; “Interpretação autêntica” dos documentos oficiais; Desligamento automático e cláusulas pétreas; Modificação da Comissão Julgadora; Fim da multa como sanção disciplinar e Eliminar o punitivismo do programa. Após amplos debates e <text:soft-page-break/>explanações, considerando os poderes conferidos pelo estatuto à Assembleia Nacional, a mesma resolve fixar as seguintes Normativas: <text:span text:style-name="T6">Normativa 01/2016</text:span>: os associados/filiados poderão comparecer de forma virtual nas assembleias do Partido Pirata, com garantia de voz e voto aos mesmos, sendo que tal participação será regulada através de Regimento Interno. <text:span text:style-name="T6">Normativa n. 02/2016</text:span>: Fica instituída a criação de Regimento Interno o qual será elaborado pelo conjunto dos associados/filiados no Partido Pirata, através do Loomio, o qual passará a ser a ferramenta oficial de deliberação e consulta, sendo que para a aprovação do mesmo não haverá a necessidade de fixação de quorum. Sem detrimento de demais temas e assuntos, o Regimento Interno deverá contemplar as demais normativas aqui contidas. <text:span text:style-name="T6">Normativa n. 03/2016</text:span>: O Regimento Interno deverá regular os processos disciplinares internos, observando a Justiça Restaurativa, ficando qualquer medida de caráter punitivo como medida extrema,bem como as multas previstas no estatuto ficam inaplicáveis. <text:span text:style-name="T6">Normativa n. 04/2016</text:span>: Será realizado, para fins de cadastramento junto ao Loomio, censo dos associados/filiados, a começar em 2 de dezembro de 2016 até 2 de março de 2017, sendo que aqueles que não participarem terão sua conta desativada, somente podendo ser reativada após o fornecimento das devidas informações. <text:span text:style-name="T6">Normativa n. 05/2016: </text:span>O Regimento Interno a ser elaborado irá dispor sobre a instituição de Regime Colegiado nas ações executivas, propiciando maior participação colaborativa e transparência, bem como ira dispor sobre situações organizacionais e administrativas. <text:span text:style-name="T6">Normativa n. 06/2016</text:span>: Os piratas a desempenharem cargos de âmbito nacional obrigatoriamente farão uso de certificação digital no que se refere aos documentos do partido. <text:span text:style-name="T6">Normativa n. 07/2016:</text:span> Qualquer tomada de decisão e/ou deliberação nas instâncias do Partido Pirata deve ter obrigatoriamente a participação de bucaneiras. Normativa n. 08/2016: inserção de diretrizes de não violência em qualquer espaço de meio de comunicação do Partido Pirata. <text:span text:style-name="T1">Após, o Secretário Geral, Daniel Dantas Prazeres Amorim, às 13:48, declarou encerradas as discussões informando que os trabalhos seriam retomados às 14:41 hs. Dando continuidade aos trabalhos, às 14:58 hs., o Secretário Geral, Daniel Dantas Prazeres Amorim, declarou reaberto os trabalhos da ANAPIRATA II, passando a palavra aos presentes para que se iniciassem os pontos de pauta remanescentes, quais sejam: Candidaturas e Eleição da Coordenação Nacional, Discussão sobre a Estrutura da Direção Nacional e deliberações pendentes. Já o ponto de pauta que trata da Eleição da Direção Nacional o candidatos são os seguintes para os respectivos cargos: Secretária Geral: Maykon de Lima Toledo, Daniel Dantas Prazeres Amorim; Tesouraria: Wilson Lira Cardoso e João Paulo Apolinário Passos; Gestão de Crise: Victor Galdino e Gabriel de Oliva Bemfica. Com as candidaturas fixadas, bem como sendo as mesmas legítimas e não impugnadas, é concedida a palavra para que cada candidato faça uso. Procedida a votação e apuração Secretário Geral, Daniel Dantas Prazeres Amorim, declarou eleita e empossada a seguinte Direção Nacional: </text:span><text:span text:style-name="T2">Secretaria Geral</text:span><text:span text:style-name="T1">: </text:span><text:span text:style-name="T4">Primeiro Secretário Geral:</text:span><text:span text:style-name="T1"> </text:span><text:span text:style-name="T3">Daniel Dantas Prazeres Amorim,</text:span><text:span text:style-name="T1"> brasileiro, maior de idade,solteiro, cpf n. 724.854.931-20, RG n. 2.441.654, residente e domiciliado à SQN 311, bloco 'e', apto. n. 608, Brasília, DF; </text:span><text:span text:style-name="T4">Segundo Secretário Geral:</text:span><text:span text:style-name="T1"> </text:span><text:span text:style-name="T3">Maykon de Lima Toledo</text:span><text:span text:style-name="T1">, brasileiro, maior de idade, solteiro, cpf n. 097.416.526-31, RG n. MG 15146319, residente e domiciliado à Rua Caetano Pires, n. 65, centro, São José do Alegre, MG; </text:span><text:span text:style-name="T2">Tesouraria:</text:span><text:span text:style-name="T1"> </text:span><text:span text:style-name="T4">Primeiro Tesoureiro:</text:span><text:span text:style-name="T1"> </text:span><text:span text:style-name="T3">Wilson Lira Cardoso</text:span><text:span text:style-name="T1">, brasileiro, maior de idade, solteiro, cpf n. 331.608.538-61, RG n. 33.853.008-3, residente e domiciliado à Rua três Rios, n. 95, apto 15, São Paulo, SP; </text:span><text:span text:style-name="T4">Segundo Tesoureiro:</text:span><text:span text:style-name="T1"> </text:span><text:span text:style-name="T3">João Paulo Apolinário Passos</text:span><text:span text:style-name="T1">, brasileiro, maior de idade, solteiro, cpf n. 030.379.781-98, RG n. </text:span><text:soft-page-break/><text:span text:style-name="T1">3.872.121, residente e domiciliado à SQN 409 BLK, ap. 207, Asa Norte, Brasília, DF </text:span><text:span text:style-name="T2">Gestão de Crises - </text:span><text:span text:style-name="T4">Primeiro Gestor de Crises:</text:span><text:span text:style-name="T1"> </text:span><text:span text:style-name="T3">Victor Galdino</text:span><text:span text:style-name="T1">, brasileiro, maior de idade, solteiro, cpf n. 124.527.667-04, RG n. 23086195-7, residente e domiciliado à Rua Joaquim Silva, n.36, apto 405, Centro, Rio de Janeiro, RJ; </text:span><text:span text:style-name="T4">Segundo Gestor de Crises:</text:span><text:span text:style-name="T1"> </text:span><text:span text:style-name="T3">Gabriel de Oliva Bemfica, </text:span><text:span text:style-name="T5">brasileiro, maior de idade, solteiro, cpf n. 030.379.781-98, RG n. 3.872.121, residente e domiciliado à Rua Vila Versoça, casa n. 16 'a', Bom Futuro, Fortaleza,CE,</text:span><text:span text:style-name="T1"> para um mandato de dois anos a começar no dia 13 de novembro de 2016 o qual se encerrará no dia 13 de novembro de 2018. Após amplos debates e explanações sobre a estrutura da direção nacional foi deliberada a indicação de coordenadores regionais provisórios nas regiões que se encontram acéfalas, os quais terão por finalidade a regularização da representação no prazo de 3 meses, período no qual deverão ser escolhidos os coordenadores na forma do estatuto. Foi deliberado ainda a indicação de Iuri Guilherme dos Santos Martins como coordenador provisório da Região Sul e Theofilo Moreira Barreto de Oliveira como coordenador provisório da Região Nordeste. As demais regiões contarão com o auxílio da direção nacional ora eleita. O Secretário Geral Daniel Dantas Prazeres Amorim, considerando vencida a pauta da ANAPIRATA II, declara encerrada a presente assembleia, às 21:30 hs. Do dia 13 de novembro de 2016, com a leitura da presente ata a qual é lida e aprovada por todos os presentes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able:table table:name="Assinaturas" table:style-name="Assinaturas">
        <table:table-column table:style-name="Assinaturas.A" table:number-columns-repeated="2"/>
        <table:table-row table:style-name="Assinaturas.1">
          <table:table-cell table:style-name="Assinaturas.A1" office:value-type="string">
            <text:p text:style-name="P8"/>
            <text:p text:style-name="P8"/>
            <text:p text:style-name="P8">Juliano Rombaldi Rodrigues</text:p>
            <text:p text:style-name="P8">OAB/RS n. 40.274</text:p>
          </table:table-cell>
          <table:table-cell table:style-name="Assinaturas.B1" office:value-type="string">
            <text:p text:style-name="P6"/>
            <text:p text:style-name="P6"/>
            <text:p text:style-name="P6">Daniel Dantas Prazeres de Amorim</text:p>
            <text:p text:style-name="P6">Primeiro Secretário Geral</text:p>
          </table:table-cell>
        </table:table-row>
        <table:table-row>
          <table:table-cell table:style-name="Assinaturas.A4" office:value-type="string">
            <text:p text:style-name="P8"/>
            <text:p text:style-name="P8"/>
            <text:p text:style-name="P8">Maykon de Lima Toledo</text:p>
            <text:p text:style-name="P8">Segundo Secretário Geral</text:p>
          </table:table-cell>
          <table:table-cell table:style-name="Assinaturas.B4" office:value-type="string">
            <text:p text:style-name="P8"/>
            <text:p text:style-name="P8"/>
            <text:p text:style-name="P8">Wilson Lira Cardoso</text:p>
            <text:p text:style-name="P8">Primeiro Tesoureiro</text:p>
          </table:table-cell>
        </table:table-row>
        <table:table-row>
          <table:table-cell table:style-name="Assinaturas.A4" office:value-type="string">
            <text:p text:style-name="P8"/>
            <text:p text:style-name="P8"/>
            <text:p text:style-name="P8">João Paulo Apolinário Passos<text:tab/></text:p>
            <text:p text:style-name="P8">Segundo Tesoureiro</text:p>
          </table:table-cell>
          <table:table-cell table:style-name="Assinaturas.B4" office:value-type="string">
            <text:p text:style-name="P8"/>
            <text:p text:style-name="P8"/>
            <text:p text:style-name="P8">Victor Galdino</text:p>
            <text:p text:style-name="P8">Primeiro Gestor de Crises</text:p>
          </table:table-cell>
        </table:table-row>
        <table:table-row>
          <table:table-cell table:style-name="Assinaturas.A4" office:value-type="string">
            <text:p text:style-name="P8"/>
            <text:p text:style-name="P8"/>
            <text:p text:style-name="P8">Gabriel de Oliva Bemfica</text:p>
            <text:p text:style-name="P8">Segundo Gestor de Crises</text:p>
          </table:table-cell>
          <table:table-cell table:style-name="Assinaturas.B4" office:value-type="string">
            <text:p text:style-name="P8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51cm" style:rel-column-width="16383*"/>
    </style:style>
    <style:style style:name="MP1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fo:font-variant="normal" fo:text-transform="none" fo:color="#141823" style:font-name="DejaVu Sans" fo:font-size="6pt" fo:letter-spacing="normal" fo:font-style="normal" fo:font-weight="normal" style:font-size-asian="6pt" style:font-size-complex="6pt"/>
    </style:style>
    <style:style style:name="MP2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fo:font-variant="normal" fo:text-transform="none" fo:color="#141823" style:font-name="DejaVu Sans" fo:font-size="6pt" fo:letter-spacing="normal" fo:font-style="normal" style:text-underline-style="none" fo:font-weight="normal" style:font-size-asian="6pt" style:font-size-complex="6pt"/>
    </style:style>
    <style:style style:name="MP3" style:family="paragraph" style:parent-style-name="Table_20_Contents">
      <style:paragraph-properties fo:text-align="center" style:justify-single-word="false"/>
      <style:text-properties style:font-name="DejaVu Sans" fo:font-size="6pt" style:font-size-asian="6pt" style:font-size-complex="6pt"/>
    </style:style>
    <style:style style:name="MP4" style:family="paragraph" style:parent-style-name="Standard">
      <style:paragraph-properties fo:margin-left="0cm" fo:margin-right="0cm" style:line-height-at-least="0.503cm" fo:text-align="justify" style:justify-single-word="false" fo:text-indent="0cm" style:auto-text-indent="false"/>
      <style:text-properties fo:font-variant="normal" fo:text-transform="none" fo:color="#141823" style:font-name="DejaVu Sans" fo:font-size="6pt" fo:letter-spacing="normal" fo:font-style="normal" fo:font-weight="normal" style:font-size-asian="6pt" style:font-size-complex="6pt"/>
    </style:style>
    <style:style style:name="MT1" style:family="text">
      <style:text-properties style:text-underline-style="non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able:table table:name="Tabela2" table:style-name="Tabela2">
          <table:table-column table:style-name="Tabela2.A" table:number-columns-repeated="4"/>
          <table:table-row>
            <table:table-cell office:value-type="string">
              <text:p text:style-name="MP1"/>
              <text:p text:style-name="MP1">Juliano Rombaldi Rodrigues</text:p>
              <text:p text:style-name="MP1"><text:span text:style-name="MT1">OAB/RS n. 40.274</text:span></text:p>
            </table:table-cell>
            <table:table-cell office:value-type="string">
              <text:p text:style-name="MP2"/>
              <text:p text:style-name="MP2"/>
              <text:p text:style-name="MP2">Daniel Dantas Prazeres Amorim</text:p>
            </table:table-cell>
            <table:table-cell office:value-type="string">
              <text:p text:style-name="MP2"/>
              <text:p text:style-name="MP2"/>
              <text:p text:style-name="MP2">Maykon de Lima Toledo</text:p>
            </table:table-cell>
            <table:table-cell office:value-type="string">
              <text:p text:style-name="MP2"/>
              <text:p text:style-name="MP2"/>
              <text:p text:style-name="MP2">Wilson Lira Cardoso</text:p>
            </table:table-cell>
          </table:table-row>
          <table:table-row>
            <table:table-cell office:value-type="string">
              <text:p text:style-name="MP3"/>
            </table:table-cell>
            <table:table-cell office:value-type="string">
              <text:p text:style-name="MP2"/>
              <text:p text:style-name="MP2"/>
              <text:p text:style-name="MP2">João Paulo Apolinário Passos</text:p>
            </table:table-cell>
            <table:table-cell office:value-type="string">
              <text:p text:style-name="MP1"><text:span text:style-name="MT1"/></text:p>
              <text:p text:style-name="MP1"><text:span text:style-name="MT1"/></text:p>
              <text:p text:style-name="MP1"><text:span text:style-name="MT1">Victor Galdino</text:span></text:p>
            </table:table-cell>
            <table:table-cell office:value-type="string">
              <text:p text:style-name="MP1"><text:span text:style-name="MT1"/></text:p>
              <text:p text:style-name="MP1"><text:span text:style-name="MT1"/></text:p>
              <text:p text:style-name="MP1"><text:span text:style-name="MT1">Gabriel de Oliva Bemfica</text:span></text:p>
            </table:table-cell>
          </table:table-row>
        </table:table>
        <text:p text:style-name="MP4"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tidoPirata </meta:initial-creator>
    <meta:creation-date>2014-05-24T10:38:34</meta:creation-date>
    <dc:date>2016-11-13T22:02:58</dc:date>
    <dc:creator>PartidoPirata </dc:creator>
    <meta:editing-duration>PT5H13M22S</meta:editing-duration>
    <meta:editing-cycles>26</meta:editing-cycles>
    <meta:generator>LibreOffice/3.5$Linux_x86 LibreOffice_project/350m1$Build-2</meta:generator>
    <meta:document-statistic meta:table-count="2" meta:image-count="0" meta:object-count="0" meta:page-count="3" meta:paragraph-count="24" meta:word-count="1453" meta:character-count="9753" meta:non-whitespace-character-count="8322"/>
  </office:meta>
</office:document-meta>
</file>